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SemiBold" svg:font-family="'Bahnschrift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fo:min-height="0.28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7.45cm"/>
      <style:paragraph-properties style:writing-mode="lr-tb"/>
    </style:style>
    <style:style style:name="gr3" style:family="graphic" style:parent-style-name="standard">
      <style:graphic-properties svg:stroke-color="#000000" draw:opacity="0%" draw:textarea-horizontal-align="justify" draw:textarea-vertical-align="middle" draw:auto-grow-height="false" fo:min-height="1.188cm" fo:min-width="0.938cm"/>
    </style:style>
    <style:style style:name="gr4" style:family="graphic" style:parent-style-name="standard">
      <style:graphic-properties svg:stroke-color="#c9211e" draw:fill-color="#c0c0c0" draw:textarea-horizontal-align="justify" draw:textarea-vertical-align="middle" draw:auto-grow-height="false" fo:min-height="1.189cm" fo:min-width="0.938cm"/>
    </style:style>
    <style:style style:name="gr5" style:family="graphic" style:parent-style-name="objectwithoutfill">
      <style:graphic-properties svg:stroke-color="#c9211e" draw:fill="none" draw:textarea-vertical-align="middle"/>
    </style:style>
    <style:style style:name="gr6" style:family="graphic" style:parent-style-name="objectwithoutfill">
      <style:graphic-properties svg:stroke-color="#ffd700" draw:fill="none" draw:textarea-vertical-align="middle"/>
    </style:style>
    <style:style style:name="gr7" style:family="graphic" style:parent-style-name="standard">
      <style:graphic-properties svg:stroke-color="#c9211e" draw:marker-start="Symmetric_20_Arrow" draw:marker-start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79cm"/>
      <style:paragraph-properties style:writing-mode="lr-tb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fo:min-height="0.00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141cm"/>
      <style:paragraph-properties style:writing-mode="lr-tb"/>
    </style:style>
    <style:style style:name="P1" style:family="paragraph">
      <style:text-properties fo:color="#ffd700" style:font-name="Bahnschrift SemiBold" fo:font-size="6pt" style:font-size-asian="6pt" style:font-size-complex="6pt"/>
    </style:style>
    <style:style style:name="P2" style:family="paragraph">
      <loext:graphic-properties draw:fill="solid" draw:fill-color="#ffffff"/>
      <style:text-properties fo:color="#ffd700" style:font-name="Bahnschrift SemiBold" fo:font-size="6pt" style:font-size-asian="6pt" style:font-size-complex="6pt"/>
    </style:style>
    <style:style style:name="P3" style:family="paragraph">
      <style:paragraph-properties fo:text-align="center"/>
      <style:text-properties style:font-name="Bahnschrift SemiBold" fo:font-size="11pt" style:font-size-asian="11pt" style:font-size-complex="11pt"/>
    </style:style>
    <style:style style:name="P4" style:family="paragraph">
      <style:paragraph-properties fo:text-align="start"/>
      <style:text-properties style:font-name="Bahnschrift SemiBold" fo:font-size="11pt" style:font-size-asian="11pt" style:font-size-complex="11pt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style:font-name="Bahnschrift SemiBold" fo:font-size="11pt" style:font-size-asian="11pt" style:font-size-complex="11pt"/>
    </style:style>
    <style:style style:name="P6" style:family="paragraph">
      <loext:graphic-properties draw:fill="none" draw:fill-color="#ffffff"/>
      <style:paragraph-properties fo:text-align="center"/>
      <style:text-properties style:font-name="Bahnschrift SemiBold" fo:font-size="11pt" style:font-size-asian="11pt" style:font-size-complex="11pt"/>
    </style:style>
    <style:style style:name="P7" style:family="paragraph">
      <style:text-properties fo:color="#c9211e" style:font-name="Bahnschrift SemiBold" fo:font-size="6pt" style:font-size-asian="6pt" style:font-size-complex="6pt"/>
    </style:style>
    <style:style style:name="P8" style:family="paragraph">
      <loext:graphic-properties draw:fill="solid" draw:fill-color="#ffffff"/>
      <style:text-properties fo:color="#c9211e" style:font-name="Bahnschrift SemiBold" fo:font-size="6pt" style:font-size-asian="6pt" style:font-size-complex="6pt"/>
    </style:style>
    <style:style style:name="P9" style:family="paragraph">
      <loext:graphic-properties draw:opacity="0%"/>
      <style:paragraph-properties fo:text-align="center"/>
    </style:style>
    <style:style style:name="P10" style:family="paragraph">
      <loext:graphic-properties draw:fill-color="#c0c0c0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style:text-properties fo:color="#c9211e" style:font-name="Bahnschrift SemiBold" fo:font-size="8pt" style:font-size-asian="8pt" style:font-size-complex="8pt"/>
    </style:style>
    <style:style style:name="P14" style:family="paragraph">
      <loext:graphic-properties draw:fill="none" draw:fill-color="#ffffff"/>
      <style:text-properties fo:color="#c9211e" style:font-name="Bahnschrift SemiBold" fo:font-size="8pt" style:font-size-asian="8pt" style:font-size-complex="8pt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style:text-properties style:font-name="Bahnschrift SemiBold" fo:font-size="4pt" style:font-size-asian="4pt" style:font-size-complex="4pt"/>
    </style:style>
    <style:style style:name="P17" style:family="paragraph">
      <loext:graphic-properties draw:fill="none" draw:fill-color="#ffffff"/>
      <style:text-properties style:font-name="Bahnschrift SemiBold" fo:font-size="4pt" style:font-size-asian="4pt" style:font-size-complex="4pt"/>
    </style:style>
    <style:style style:name="T1" style:family="text">
      <style:text-properties fo:color="#ffd700" style:font-name="Bahnschrift SemiBold" fo:font-size="6pt" fo:language="fr" fo:country="FR" style:font-size-asian="6pt" style:font-size-complex="6pt"/>
    </style:style>
    <style:style style:name="T2" style:family="text">
      <style:text-properties fo:color="#c9211e" style:font-name="Bahnschrift SemiBold" fo:font-size="11pt" fo:language="br" fo:country="FR" style:font-size-asian="11pt" style:font-size-complex="11pt"/>
    </style:style>
    <style:style style:name="T3" style:family="text">
      <style:text-properties fo:color="#c9211e" style:font-name="Bahnschrift SemiBold" fo:font-size="11pt" fo:language="br" fo:country="FR" style:text-underline-style="solid" style:text-underline-width="auto" style:text-underline-color="font-color" style:font-size-asian="11pt" style:font-size-complex="11pt"/>
    </style:style>
    <style:style style:name="T4" style:family="text">
      <style:text-properties fo:color="#000000" style:font-name="Bahnschrift SemiBold" fo:font-size="11pt" fo:language="br" fo:country="FR" style:text-underline-style="none" style:font-size-asian="11pt" style:font-size-complex="11pt"/>
    </style:style>
    <style:style style:name="T5" style:family="text">
      <style:text-properties fo:color="#ff8c00" style:font-name="Bahnschrift SemiBold" fo:font-size="11pt" fo:language="br" fo:country="FR" style:text-underline-style="solid" style:text-underline-width="auto" style:text-underline-color="font-color" style:font-size-asian="11pt" style:font-size-complex="11pt"/>
    </style:style>
    <style:style style:name="T6" style:family="text">
      <style:text-properties fo:color="#000000" style:font-name="Bahnschrift SemiBold" fo:font-size="4pt" fo:language="br" fo:country="FR" style:text-underline-style="none" style:font-size-asian="4pt" style:font-size-complex="4pt"/>
    </style:style>
    <style:style style:name="T7" style:family="text">
      <style:text-properties fo:color="#000000" style:font-name="Bahnschrift SemiBold" fo:font-size="11pt" fo:language="br" fo:country="FR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fo:color="#0000cd" style:font-name="Bahnschrift SemiBold" fo:font-size="11pt" fo:language="br" fo:country="FR" style:text-underline-style="none" style:font-size-asian="11pt" style:font-size-complex="11pt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Bahnschrift SemiBold" fo:font-size="11pt" fo:language="br" fo:country="FR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Bahnschrift SemiBold" fo:font-size="11pt" fo:language="br" fo:country="FR" style:font-size-asian="11pt" style:font-size-complex="11pt"/>
    </style:style>
    <style:style style:name="T11" style:family="text">
      <style:text-properties style:font-name="Bahnschrift SemiBold" fo:font-size="11pt" style:font-size-asian="11pt" style:font-size-complex="11pt"/>
    </style:style>
    <style:style style:name="T12" style:family="text">
      <style:text-properties fo:color="#c9211e" style:font-name="Bahnschrift SemiBold" fo:font-size="6pt" fo:language="fr" fo:country="FR" style:font-size-asian="6pt" style:font-size-complex="6pt"/>
    </style:style>
    <style:style style:name="T13" style:family="text">
      <style:text-properties fo:color="#c9211e" style:font-name="Bahnschrift SemiBold" fo:font-size="8pt" fo:language="fr" fo:country="FR" style:font-size-asian="8pt" style:font-size-complex="8pt"/>
    </style:style>
    <style:style style:name="T14" style:family="text">
      <style:text-properties style:font-name="Bahnschrift SemiBold"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778cm" svg:height="0.535cm" draw:transform="rotate (-0.785398163397449) translate (3.078cm 5.8cm)">
          <draw:text-box>
            <text:p text:style-name="P1"><text:span text:style-name="T1">Rayon</text:span></text:p>
          </draw:text-box>
        </draw:frame>
        <draw:frame draw:style-name="gr2" draw:text-style-name="P6" draw:layer="layout" svg:width="19cm" svg:height="27.7cm" svg:x="1cm" svg:y="1cm">
          <draw:text-box>
            <text:p text:style-name="P3"><text:span text:style-name="T2">Geometrie</text:span></text:p>
            <text:p text:style-name="P3"><text:span text:style-name="T3"/></text:p>
            <text:p text:style-name="P4"><text:span text:style-name="T3">I Les Figures</text:span></text:p>
            <text:p text:style-name="P5"><text:span text:style-name="T4">Les figures géometrique sont limité par des lignes.</text:span></text:p>
            <text:p text:style-name="P5"><text:span text:style-name="T4">Ces lignes sont soit droite (tracée à la régle), soit courbe (tracée au compas).</text:span></text:p>
            <text:p text:style-name="P4"><text:span text:style-name="T3"/></text:p>
            <text:p text:style-name="P4"><text:span text:style-name="T5">1) Figures à un trait</text:span></text:p>
            <text:p text:style-name="P4"><text:span text:style-name="T4">Cercle &amp; Disque :</text:span></text:p>
            <text:p text:style-name="P4"><text:span text:style-name="T6"/></text:p>
            <text:p text:style-name="P4"><text:span text:style-name="T7">Un cercle</text:span><text:span text:style-name="T4"> est un objet ayant une ligne, tandis que le le disque est un objet avec surface plane(pleine) ayant une ligne.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><text:tab/></text:span></text:p>
            <text:p text:style-name="P4"><text:span text:style-name="T4"><text:s text:c="10"/></text:span><text:span text:style-name="T4">Cercle</text:span><text:span text:style-name="T4"><text:tab/></text:span><text:span text:style-name="T4"><text:tab/></text:span><text:span text:style-name="T4"><text:tab/></text:span><text:span text:style-name="T4"><text:tab/></text:span><text:span text:style-name="T4">Disque</text:span></text:p>
            <text:p text:style-name="P4"><text:span text:style-name="T8"/></text:p>
            <text:p text:style-name="P4"><text:span text:style-name="T8">Terminologie :</text:span></text:p>
            <text:p text:style-name="P4"><text:span text:style-name="T6"/></text:p>
            <text:p text:style-name="P5"><text:span text:style-name="T9">Centre : </text:span><text:span text:style-name="T9"><text:tab/></text:span><text:span text:style-name="T9">Le centre est une point situé à égale distance de la circonférence du cercle, on le désigne </text:span><text:span text:style-name="T9"><text:tab/></text:span><text:span text:style-name="T9"><text:tab/></text:span><text:span text:style-name="T9">par la lettre «O</text:span><text:span text:style-name="T4">»</text:span></text:p>
            <text:p text:style-name="P5"><text:span text:style-name="T4"/></text:p>
            <text:p text:style-name="P5"><text:span text:style-name="T4">Cercle : </text:span><text:span text:style-name="T4"><text:tab/></text:span><text:span text:style-name="T4">Le cercle est une ligne en courbe qui est fermée, c’est une ensemble de points reliez entre </text:span><text:span text:style-name="T4"><text:tab/></text:span><text:span text:style-name="T4"><text:tab/></text:span><text:span text:style-name="T4">eux.</text:span></text:p>
            <text:p text:style-name="P5"><text:span text:style-name="T4"><text:tab/></text:span><text:span text:style-name="T4"> </text:span><text:span text:style-name="T4"><text:tab/></text:span><text:span text:style-name="T4">Cest points sont situés à la distance R (rayon) d’un point O (centre).</text:span></text:p>
            <text:p text:style-name="P5"><text:span text:style-name="T4"><text:tab/></text:span><text:span text:style-name="T4"> </text:span></text:p>
            <text:p text:style-name="P5"><text:span text:style-name="T4"><text:tab/></text:span><text:span text:style-name="T4"> </text:span><text:span text:style-name="T4"><text:tab/></text:span><text:span text:style-name="T4">Tecnique : Pour mesuré la circonférence d’un cercle, prenez une corde faite le tour du 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4"/>cercle avec, puis mesurez la corde.</text:span></text:p>
            <text:p text:style-name="P5"><text:span text:style-name="T4"/></text:p>
            <text:p text:style-name="P5"><text:span text:style-name="T4">Diamètre : </text:span><text:span text:style-name="T4"><text:tab/></text:span></text:p>
            <text:p text:style-name="P5"><text:span text:style-name="T4"/></text:p>
            <text:p text:style-name="P5"><text:span text:style-name="T4">Rayon : </text:span><text:span text:style-name="T4"><text:tab/></text:span><text:span text:style-name="T4">Distance du centre (O) <text:s/>à n’importe</text:span></text:p>
            <text:p text:style-name="P5"><text:span text:style-name="T4"/></text:p>
            <text:p text:style-name="P5"><text:span text:style-name="T4"><text:s/>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><text:tab/></text:span></text:p>
            <text:p text:style-name="P4"><text:span text:style-name="T4"/></text:p>
            <text:p text:style-name="P5"><text:span text:style-name="T5">2) Figures à deux trait</text:span></text:p>
            <text:p text:style-name="P5"><text:span text:style-name="T5"/></text:p>
            <text:p text:style-name="P5"><text:span text:style-name="T5">3) Polygone à trois trait</text:span></text:p>
            <text:p text:style-name="P5"><text:span text:style-name="T5"/></text:p>
            <text:p text:style-name="P5"><text:span text:style-name="T5">4) Polygone à quatre trait</text:span></text:p>
            <text:p text:style-name="P5"><text:span text:style-name="T5"/></text:p>
            <text:p text:style-name="P5"><text:span text:style-name="T5">5) Polygone à plus de quatre coté</text:span></text:p>
            <text:p text:style-name="P4"><text:span text:style-name="T3"/></text:p>
            <text:p text:style-name="P4"><text:span text:style-name="T3">Les Solides</text:span></text:p>
            <text:p text:style-name="P4"><text:span text:style-name="T10"/></text:p>
            <text:p text:style-name="P3"><text:span text:style-name="T11"/></text:p>
            <text:p text:style-name="P3"><text:span text:style-name="T11"/></text:p>
          </draw:text-box>
        </draw:frame>
        <draw:frame draw:style-name="gr1" draw:text-style-name="P8" draw:layer="layout" svg:width="1.778cm" svg:height="0.535cm" draw:transform="rotate (0.785398163397448) translate (2.143cm 6.321cm)">
          <draw:text-box>
            <text:p text:style-name="P7"><text:span text:style-name="T12">Diamètre</text:span></text:p>
          </draw:text-box>
        </draw:frame>
        <draw:custom-shape draw:style-name="gr3" draw:text-style-name="P9" xml:id="id1" draw:id="id1" draw:layer="layout" svg:width="2.032cm" svg:height="2.032cm" svg:x="1.889cm" svg:y="5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draw:layer="layout" svg:width="2.032cm" svg:height="2.033cm" svg:x="7.096cm" svg:y="5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1" xml:id="id2" draw:id="id2" draw:layer="layout" draw:type="line" svg:x1="2.186cm" svg:y1="6.926cm" svg:x2="3.624cm" svg:y2="5.488cm" draw:start-shape="id1" draw:start-glue-point="7" draw:end-shape="id1" draw:end-glue-point="11" svg:d="M2186 6926l1438-1438" svg:viewBox="0 0 1439 1439">
          <text:p/>
        </draw:connector>
        <draw:connector draw:style-name="gr6" draw:text-style-name="P11" draw:layer="layout" draw:type="line" svg:x1="2.905cm" svg:y1="6.207cm" svg:x2="3.624cm" svg:y2="6.926cm" draw:start-shape="id2" draw:start-glue-point="0" draw:end-shape="id1" draw:end-glue-point="9" svg:d="M2905 6207l719 719" svg:viewBox="0 0 720 720">
          <text:p/>
        </draw:connector>
        <draw:line draw:style-name="gr7" draw:text-style-name="P12" draw:layer="layout" svg:x1="9.128cm" svg:y1="6.207cm" svg:x2="9.636cm" svg:y2="5.699cm">
          <text:p/>
        </draw:line>
        <draw:frame draw:style-name="gr8" draw:text-style-name="P14" draw:layer="layout" svg:width="3.175cm" svg:height="1.029cm" svg:x="9.382cm" svg:y="5.305cm">
          <draw:text-box>
            <text:p text:style-name="P13"><text:span text:style-name="T13">Circonférence</text:span></text:p>
          </draw:text-box>
        </draw:frame>
        <draw:custom-shape draw:style-name="gr9" draw:text-style-name="P15" draw:layer="layout" svg:width="0.05cm" svg:height="0.05cm" svg:x="2.88cm" svg:y="6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7" draw:layer="layout" svg:width="0.127cm" svg:height="0.391cm" svg:x="2.98cm" svg:y="6.15cm">
          <draw:text-box>
            <text:p text:style-name="P16"><text:span text:style-name="T14">O</text:span></text:p>
          </draw:text-box>
        </draw:frame>
        <draw:custom-shape draw:style-name="gr9" draw:text-style-name="P15" draw:layer="layout" svg:width="0.05cm" svg:height="0.05cm" svg:x="8.09cm" svg:y="6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7" draw:layer="layout" svg:width="0.127cm" svg:height="0.391cm" svg:x="8.2cm" svg:y="6.151cm">
          <draw:text-box>
            <text:p text:style-name="P16"><text:span text:style-name="T14">O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SemiBold" svg:font-family="'Bahnschrift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4.4.2$Windows_X86_64 LibreOffice_project/3d775be2011f3886db32dfd395a6a6d1ca2630ff</meta:generator>
    <dc:date>2020-08-03T12:57:12.378000000</dc:date>
    <meta:editing-duration>PT17M24S</meta:editing-duration>
    <meta:editing-cycles>4</meta:editing-cycles>
    <meta:document-statistic meta:object-count="13"/>
  </office:meta>
</office:document-meta>
</file>